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291in"/>
      <style:text-properties fo:color="#545454" style:font-name="Consolas" fo:font-size="10.5pt" fo:font-weight="normal" fo:background-color="#fffffe"/>
    </style:style>
    <style:style style:name="P2" style:family="paragraph" style:parent-style-name="Standard">
      <style:paragraph-properties style:line-height-at-least="0.2291in"/>
      <style:text-properties fo:color="#545454" fo:background-color="#fffffe"/>
    </style:style>
    <style:style style:name="P3" style:family="paragraph" style:parent-style-name="Standard">
      <style:paragraph-properties style:line-height-at-least="0.2291in"/>
    </style:style>
    <style:style style:name="T1" style:family="text">
      <style:text-properties fo:color="#545454" style:font-name="Consolas" fo:font-size="10.5pt" fo:font-weight="normal" fo:background-color="#fffffe" loext:char-shading-value="0"/>
    </style:style>
    <style:style style:name="T2" style:family="text">
      <style:text-properties fo:color="#545454" style:font-name="Consolas" fo:font-size="10.5pt" fo:font-weight="normal" officeooo:rsid="00175955" fo:background-color="#fffffe" loext:char-shading-value="0"/>
    </style:style>
    <style:style style:name="T3" style:family="text">
      <style:text-properties fo:color="#8855b8"/>
    </style:style>
    <style:style style:name="T4" style:family="text">
      <style:text-properties fo:color="#8855b8" style:font-name="Consolas" fo:font-size="10.5pt" fo:font-weight="normal"/>
    </style:style>
    <style:style style:name="T5" style:family="text">
      <style:text-properties fo:color="#5ca154"/>
    </style:style>
    <style:style style:name="T6" style:family="text">
      <style:text-properties fo:color="#5ca154" style:font-name="Consolas" fo:font-size="10.5pt" fo:font-weight="normal"/>
    </style:style>
    <style:style style:name="T7" style:family="text">
      <style:text-properties fo:color="#3182bd"/>
    </style:style>
    <style:style style:name="T8" style:family="text">
      <style:text-properties fo:color="#3182bd" style:font-name="Consolas" fo:font-size="10.5pt" fo:font-weight="normal"/>
    </style:style>
    <style:style style:name="T9" style:family="text">
      <style:text-properties fo:color="#3182bd" style:font-name="Consolas" fo:font-size="10.5pt" fo:font-weight="normal" fo:background-color="#fffffe" loext:char-shading-value="0"/>
    </style:style>
    <style:style style:name="T10" style:family="text">
      <style:text-properties fo:color="#cc9e00"/>
    </style:style>
    <style:style style:name="T11" style:family="text">
      <style:text-properties fo:color="#cc9e00" style:font-name="Consolas" fo:font-size="10.5pt" fo:font-weight="normal"/>
    </style:style>
    <style:style style:name="T12" style:family="text">
      <style:text-properties fo:color="#cc9e00" style:font-name="Consolas" fo:font-size="10.5pt" fo:font-weight="normal" fo:background-color="#fffffe" loext:char-shading-value="0"/>
    </style:style>
    <style:style style:name="T13" style:family="text">
      <style:text-properties fo:color="#4295ae"/>
    </style:style>
    <style:style style:name="T14" style:family="text">
      <style:text-properties fo:color="#4295ae" style:font-name="Consolas" fo:font-size="10.5pt" fo:font-weight="normal"/>
    </style:style>
    <style:style style:name="T15" style:family="text">
      <style:text-properties fo:color="#4295ae" style:font-name="Consolas" fo:font-size="10.5pt" fo:font-weight="normal" fo:background-color="#fffffe" loext:char-shading-value="0"/>
    </style:style>
    <style:style style:name="T16" style:family="text">
      <style:text-properties fo:color="#f5871f"/>
    </style:style>
    <style:style style:name="T17" style:family="text">
      <style:text-properties fo:color="#f5871f" style:font-name="Consolas" fo:font-size="10.5pt" fo:font-weight="normal"/>
    </style:style>
    <style:style style:name="T18" style:family="text">
      <style:text-properties fo:color="#f5871f" style:font-name="Consolas" fo:font-size="10.5pt" fo:font-weight="normal" fo:background-color="#fffffe" loext:char-shading-value="0"/>
    </style:style>
    <style:style style:name="T19" style:family="text">
      <style:text-properties style:font-name="Consolas" fo:font-size="10.5pt" fo:font-weight="normal"/>
    </style:style>
    <style:style style:name="T20" style:family="text">
      <style:text-properties style:font-name="Consolas" fo:font-size="10.5pt" fo:font-weight="normal" officeooo:rsid="00175955"/>
    </style:style>
    <style:style style:name="T21" style:family="text">
      <style:text-properties officeooo:rsid="001759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<text:span text:style-name="T3">include</text:span> <text:span text:style-name="T5">&lt;iostream&gt;</text:span></text:p>
      <text:p text:style-name="P1">#<text:span text:style-name="T3">include</text:span> <text:span text:style-name="T5">&lt;fstream&gt;</text:span></text:p>
      <text:p text:style-name="P1">#<text:span text:style-name="T3">include</text:span> <text:span text:style-name="T5">&lt;string&gt;</text:span></text:p>
      <text:p text:style-name="P1">#<text:span text:style-name="T3">include</text:span> <text:span text:style-name="T5">&lt;iomanip&gt;</text:span></text:p>
      <text:p text:style-name="P3"/>
      <text:p text:style-name="P1"><text:span text:style-name="T3">using</text:span> <text:span text:style-name="T7">namespace</text:span> std;</text:p>
      <text:p text:style-name="P3"/>
      <text:p text:style-name="P1"><text:span text:style-name="T7">void</text:span> <text:span text:style-name="T10">getData</text:span>( string names[]<text:span text:style-name="T13">,</text:span> <text:span text:style-name="T7">int</text:span> SIZE<text:span text:style-name="T13">,</text:span> <text:span text:style-name="T7">double</text:span> scores[][<text:span text:style-name="T16">5</text:span>]);</text:p>
      <text:p text:style-name="P1"><text:span text:style-name="T7">void</text:span> <text:span text:style-name="T10">calcGrade</text:span>(<text:span text:style-name="T7">double</text:span><text:span text:style-name="T13">&amp;</text:span> sum<text:span text:style-name="T13">,</text:span> <text:span text:style-name="T7">double</text:span><text:span text:style-name="T13">&amp;</text:span> average<text:span text:style-name="T13">,</text:span> <text:span text:style-name="T7">double</text:span><text:span text:style-name="T13">&amp;</text:span> classAvg<text:span text:style-name="T13">,</text:span> <text:span text:style-name="T7">char</text:span><text:span text:style-name="T13">&amp;</text:span> grade<text:span text:style-name="T13">,</text:span> <text:span text:style-name="T7">double</text:span> scores[][<text:span text:style-name="T16">5</text:span>]<text:span text:style-name="T13">,</text:span> <text:span text:style-name="T7">int</text:span> SIZE);</text:p>
      <text:p text:style-name="P1"><text:span text:style-name="T7">void</text:span> <text:span text:style-name="T10">result</text:span>(<text:span text:style-name="T7">double</text:span><text:span text:style-name="T13">&amp;</text:span> classAvg<text:span text:style-name="T13">,</text:span>  string names[]<text:span text:style-name="T13">,</text:span> <text:span text:style-name="T7">int</text:span> SIZE<text:span text:style-name="T13">,</text:span> <text:span text:style-name="T7">double</text:span> scores[][<text:span text:style-name="T16">5</text:span>]);</text:p>
      <text:p text:style-name="P3"/>
      <text:p text:style-name="P1"><text:span text:style-name="T3">const</text:span> <text:span text:style-name="T7">int</text:span> SIZE <text:span text:style-name="T13">=</text:span> <text:span text:style-name="T16">10</text:span>;</text:p>
      <text:p text:style-name="P1">ifstream inFile; //<text:span text:style-name="T21">Infile can be declared outside main to use within functions</text:span></text:p>
      <text:p text:style-name="P3"/>
      <text:p text:style-name="P1"><text:span text:style-name="T7">int</text:span> <text:span text:style-name="T10">main</text:span>() {</text:p>
      <text:p text:style-name="P2"> </text:p>
      <text:p text:style-name="P2">    <text:span text:style-name="T19">string names[</text:span><text:span text:style-name="T17">10</text:span><text:span text:style-name="T19">];</text:span></text:p>
      <text:p text:style-name="P2">    <text:span text:style-name="T8">double</text:span><text:span text:style-name="T19"> scores[</text:span><text:span text:style-name="T17">10</text:span><text:span text:style-name="T19">][</text:span><text:span text:style-name="T17">5</text:span><text:span text:style-name="T19">];</text:span></text:p>
      <text:p text:style-name="P2">    <text:span text:style-name="T8">double</text:span><text:span text:style-name="T19"> classAvg </text:span><text:span text:style-name="T14">=</text:span><text:span text:style-name="T19"> </text:span><text:span text:style-name="T17">0</text:span><text:span text:style-name="T19">;</text:span></text:p>
      <text:p text:style-name="P2">    <text:span text:style-name="T8">double</text:span><text:span text:style-name="T19"> sum </text:span><text:span text:style-name="T14">=</text:span><text:span text:style-name="T17">0</text:span><text:span text:style-name="T19">;</text:span></text:p>
      <text:p text:style-name="P2">    <text:span text:style-name="T8">char</text:span><text:span text:style-name="T19"> grade;</text:span></text:p>
      <text:p text:style-name="P2">    <text:span text:style-name="T8">double</text:span><text:span text:style-name="T19"> average;</text:span></text:p>
      <text:p text:style-name="P2">    <text:span text:style-name="T19">inFile</text:span><text:span text:style-name="T14">.</text:span><text:span text:style-name="T11">open</text:span><text:span text:style-name="T19">(</text:span><text:span text:style-name="T6">"ch8_Ex13Data.txt"</text:span><text:span text:style-name="T19">);</text:span></text:p>
      <text:p text:style-name="P3"/>
      <text:p text:style-name="P2">    <text:span text:style-name="T11">getData</text:span><text:span text:style-name="T19">(names</text:span><text:span text:style-name="T14">,</text:span><text:span text:style-name="T19"> SIZE</text:span><text:span text:style-name="T14">,</text:span><text:span text:style-name="T19"> scores);</text:span></text:p>
      <text:p text:style-name="P2">    <text:span text:style-name="T11">calcGrade</text:span><text:span text:style-name="T19">(sum</text:span><text:span text:style-name="T14">,</text:span><text:span text:style-name="T19"> average</text:span><text:span text:style-name="T14">,</text:span><text:span text:style-name="T19"> classAvg</text:span><text:span text:style-name="T14">,</text:span><text:span text:style-name="T19"> grade</text:span><text:span text:style-name="T14">,</text:span><text:span text:style-name="T19"> scores</text:span><text:span text:style-name="T14">,</text:span><text:span text:style-name="T19"> SIZE);</text:span></text:p>
      <text:p text:style-name="P2">    <text:span text:style-name="T11">result</text:span><text:span text:style-name="T19">(classAvg</text:span><text:span text:style-name="T14">,</text:span><text:span text:style-name="T19"> names</text:span><text:span text:style-name="T14">,</text:span><text:span text:style-name="T19"> SIZE</text:span><text:span text:style-name="T14">,</text:span><text:span text:style-name="T19"> scores);</text:span></text:p>
      <text:p text:style-name="P3"/>
      <text:p text:style-name="P2">    <text:span text:style-name="T19">inFile</text:span><text:span text:style-name="T14">.</text:span><text:span text:style-name="T11">close</text:span><text:span text:style-name="T19">();</text:span></text:p>
      <text:p text:style-name="P2">    <text:span text:style-name="T4">return</text:span><text:span text:style-name="T19"> </text:span><text:span text:style-name="T17">0</text:span><text:span text:style-name="T19">;</text:span></text:p>
      <text:p text:style-name="P1">}</text:p>
      <text:p text:style-name="P3"/>
      <text:p text:style-name="P3"><text:span text:style-name="T9">void</text:span><text:span text:style-name="T1"> </text:span><text:span text:style-name="T12">getData</text:span><text:span text:style-name="T1">( string names[]</text:span><text:span text:style-name="T15">,</text:span><text:span text:style-name="T1"> </text:span><text:span text:style-name="T9">int</text:span><text:span text:style-name="T1"> SIZE</text:span><text:span text:style-name="T15">,</text:span><text:span text:style-name="T1"> </text:span><text:span text:style-name="T9">double</text:span><text:span text:style-name="T1"> scores[][</text:span><text:span text:style-name="T18">5</text:span><text:span text:style-name="T1">]){ //</text:span><text:span text:style-name="T2">Two arrays are passed <text:tab/><text:tab/><text:tab/><text:tab/><text:tab/><text:tab/><text:tab/><text:tab/>//in, and SIZE serves as the # of rows for </text:span></text:p>
      <text:p text:style-name="P2">    <text:span text:style-name="T4">for</text:span><text:span text:style-name="T19"> (</text:span><text:span text:style-name="T8">int</text:span><text:span text:style-name="T19"> i </text:span><text:span text:style-name="T14">=</text:span><text:span text:style-name="T19"> </text:span><text:span text:style-name="T17">0</text:span><text:span text:style-name="T19">; i </text:span><text:span text:style-name="T14">&lt;</text:span><text:span text:style-name="T19"> </text:span><text:span text:style-name="T17">10</text:span><text:span text:style-name="T19">; i</text:span><text:span text:style-name="T14">++</text:span><text:span text:style-name="T19">){<text:tab/><text:tab/>//</text:span><text:span text:style-name="T20">both</text:span></text:p>
      <text:p text:style-name="P2">      <text:span text:style-name="T19">inFile </text:span><text:span text:style-name="T14">&gt;&gt;</text:span><text:span text:style-name="T19"> names[i];</text:span></text:p>
      <text:p text:style-name="P2">        <text:span text:style-name="T4">for</text:span><text:span text:style-name="T19">(</text:span><text:span text:style-name="T8">int</text:span><text:span text:style-name="T19"> j </text:span><text:span text:style-name="T14">=</text:span><text:span text:style-name="T19"> </text:span><text:span text:style-name="T17">0</text:span><text:span text:style-name="T19">; j </text:span><text:span text:style-name="T14">&lt;</text:span><text:span text:style-name="T19"> </text:span><text:span text:style-name="T17">5</text:span><text:span text:style-name="T19">; j</text:span><text:span text:style-name="T14">++</text:span><text:span text:style-name="T19">){</text:span></text:p>
      <text:p text:style-name="P2">          <text:span text:style-name="T19">inFile </text:span><text:span text:style-name="T14">&gt;&gt;</text:span><text:span text:style-name="T19"> scores[i][j];</text:span></text:p>
      <text:p text:style-name="P2">        <text:span text:style-name="T19">}</text:span></text:p>
      <text:p text:style-name="P2">    <text:span text:style-name="T19">}</text:span></text:p>
      <text:p text:style-name="P1"><text:soft-page-break/>}</text:p>
      <text:p text:style-name="P3"/>
      <text:p text:style-name="P1"><text:span text:style-name="T7">void</text:span> <text:span text:style-name="T10">calcGrade</text:span>(<text:span text:style-name="T7">double</text:span><text:span text:style-name="T13">&amp;</text:span> sum<text:span text:style-name="T13">,</text:span> <text:span text:style-name="T7">double</text:span><text:span text:style-name="T13">&amp;</text:span> average<text:span text:style-name="T13">,</text:span> <text:span text:style-name="T7">double</text:span><text:span text:style-name="T13">&amp;</text:span> classAvg<text:span text:style-name="T13">,</text:span> <text:span text:style-name="T7">char</text:span><text:span text:style-name="T13">&amp;</text:span> grade<text:span text:style-name="T13">,</text:span> <text:span text:style-name="T7">double</text:span> scores[][<text:span text:style-name="T16">5</text:span>]<text:span text:style-name="T13">,</text:span> <text:span text:style-name="T7">int</text:span> SIZE){</text:p>
      <text:p text:style-name="P2">    <text:span text:style-name="T4">for</text:span><text:span text:style-name="T19"> (</text:span><text:span text:style-name="T8">int</text:span><text:span text:style-name="T19"> i </text:span><text:span text:style-name="T14">=</text:span><text:span text:style-name="T19"> </text:span><text:span text:style-name="T17">0</text:span><text:span text:style-name="T19">; i </text:span><text:span text:style-name="T14">&lt;</text:span><text:span text:style-name="T17">10</text:span><text:span text:style-name="T19">; i</text:span><text:span text:style-name="T14">++</text:span><text:span text:style-name="T19">){</text:span></text:p>
      <text:p text:style-name="P2">      <text:span text:style-name="T4">for</text:span><text:span text:style-name="T19">(</text:span><text:span text:style-name="T8">int</text:span><text:span text:style-name="T19"> j </text:span><text:span text:style-name="T14">=</text:span><text:span text:style-name="T19"> </text:span><text:span text:style-name="T17">0</text:span><text:span text:style-name="T19">; j </text:span><text:span text:style-name="T14">&lt;</text:span><text:span text:style-name="T19"> </text:span><text:span text:style-name="T17">5</text:span><text:span text:style-name="T19">; j</text:span><text:span text:style-name="T14">++</text:span><text:span text:style-name="T19">){</text:span></text:p>
      <text:p text:style-name="P2">        <text:span text:style-name="T19">sum </text:span><text:span text:style-name="T14">=</text:span><text:span text:style-name="T19"> sum </text:span><text:span text:style-name="T14">+</text:span><text:span text:style-name="T19"> scores[i][j];</text:span></text:p>
      <text:p text:style-name="P2">      <text:span text:style-name="T19">}</text:span></text:p>
      <text:p text:style-name="P2">    <text:span text:style-name="T19">average </text:span><text:span text:style-name="T14">=</text:span><text:span text:style-name="T19"> sum </text:span><text:span text:style-name="T14">/</text:span><text:span text:style-name="T17">5</text:span><text:span text:style-name="T19">; // </text:span><text:span text:style-name="T20">calculated after each row, so inside outer for loop</text:span></text:p>
      <text:p text:style-name="P2">    <text:span text:style-name="T19">}</text:span></text:p>
      <text:p text:style-name="P2">    <text:span text:style-name="T19">classAvg </text:span><text:span text:style-name="T14">=</text:span><text:span text:style-name="T19"> (average </text:span><text:span text:style-name="T14">+</text:span><text:span text:style-name="T19"> classAvg)</text:span><text:span text:style-name="T14">/</text:span><text:span text:style-name="T17">10</text:span><text:span text:style-name="T19">;</text:span></text:p>
      <text:p text:style-name="P2">    <text:span text:style-name="T4">if</text:span><text:span text:style-name="T19">(average </text:span><text:span text:style-name="T14">&gt;=</text:span><text:span text:style-name="T19"> </text:span><text:span text:style-name="T17">90</text:span><text:span text:style-name="T19">)</text:span></text:p>
      <text:p text:style-name="P2">      <text:span text:style-name="T19">grade </text:span><text:span text:style-name="T14">=</text:span><text:span text:style-name="T19"> </text:span><text:span text:style-name="T6">'A'</text:span><text:span text:style-name="T19">;</text:span></text:p>
      <text:p text:style-name="P2">    <text:span text:style-name="T4">else</text:span><text:span text:style-name="T19"> </text:span><text:span text:style-name="T4">if</text:span><text:span text:style-name="T19"> (average </text:span><text:span text:style-name="T14">&gt;=</text:span><text:span text:style-name="T17">80</text:span><text:span text:style-name="T19"> </text:span><text:span text:style-name="T14">&amp;&amp;</text:span><text:span text:style-name="T19"> average </text:span><text:span text:style-name="T14">&lt;</text:span><text:span text:style-name="T19"> </text:span><text:span text:style-name="T17">90</text:span><text:span text:style-name="T19">)</text:span></text:p>
      <text:p text:style-name="P2">      <text:span text:style-name="T19">grade </text:span><text:span text:style-name="T14">=</text:span><text:span text:style-name="T19"> </text:span><text:span text:style-name="T6">'B'</text:span><text:span text:style-name="T19">;</text:span></text:p>
      <text:p text:style-name="P2">    <text:span text:style-name="T4">else</text:span><text:span text:style-name="T19"> </text:span><text:span text:style-name="T4">if</text:span><text:span text:style-name="T19"> (average </text:span><text:span text:style-name="T14">&gt;=</text:span><text:span text:style-name="T17">70</text:span><text:span text:style-name="T19"> </text:span><text:span text:style-name="T14">&amp;&amp;</text:span><text:span text:style-name="T19"> average </text:span><text:span text:style-name="T14">&lt;</text:span><text:span text:style-name="T19"> </text:span><text:span text:style-name="T17">80</text:span><text:span text:style-name="T19">)</text:span></text:p>
      <text:p text:style-name="P2">      <text:span text:style-name="T19">grade </text:span><text:span text:style-name="T14">=</text:span><text:span text:style-name="T19"> </text:span><text:span text:style-name="T6">'C'</text:span><text:span text:style-name="T19">;</text:span></text:p>
      <text:p text:style-name="P2">    <text:span text:style-name="T4">else</text:span><text:span text:style-name="T19"> </text:span><text:span text:style-name="T4">if</text:span><text:span text:style-name="T19">(average </text:span><text:span text:style-name="T14">&gt;=</text:span><text:span text:style-name="T17">60</text:span><text:span text:style-name="T19"> </text:span><text:span text:style-name="T14">&amp;&amp;</text:span><text:span text:style-name="T19"> average </text:span><text:span text:style-name="T14">&lt;</text:span><text:span text:style-name="T19"> </text:span><text:span text:style-name="T17">70</text:span><text:span text:style-name="T19">)</text:span></text:p>
      <text:p text:style-name="P2">      <text:span text:style-name="T19">grade </text:span><text:span text:style-name="T14">=</text:span><text:span text:style-name="T19"> </text:span><text:span text:style-name="T6">'D'</text:span><text:span text:style-name="T19">;</text:span></text:p>
      <text:p text:style-name="P2">    <text:span text:style-name="T4">else</text:span></text:p>
      <text:p text:style-name="P2">      <text:span text:style-name="T19">grade </text:span><text:span text:style-name="T14">=</text:span><text:span text:style-name="T19"> </text:span><text:span text:style-name="T6">'F'</text:span><text:span text:style-name="T19">;  </text:span></text:p>
      <text:p text:style-name="P1">}</text:p>
      <text:p text:style-name="P3"/>
      <text:p text:style-name="P1"><text:span text:style-name="T7">void</text:span> <text:span text:style-name="T10">result</text:span>(<text:span text:style-name="T7">double</text:span><text:span text:style-name="T13">&amp;</text:span> classAvg<text:span text:style-name="T13">,</text:span>  string names[]<text:span text:style-name="T13">,</text:span> <text:span text:style-name="T7">int</text:span> SIZE<text:span text:style-name="T13">,</text:span> <text:span text:style-name="T7">double</text:span> scores[][<text:span text:style-name="T16">5</text:span>]){ //<text:span text:style-name="T21">Again </text:span></text:p>
      <text:p text:style-name="P2">    <text:span text:style-name="T19">cout </text:span><text:span text:style-name="T14">&lt;&lt;</text:span><text:span text:style-name="T19"> </text:span><text:span text:style-name="T11">setprecision</text:span><text:span text:style-name="T19">(</text:span><text:span text:style-name="T17">2</text:span><text:span text:style-name="T19">) </text:span><text:span text:style-name="T14">&lt;&lt;</text:span><text:span text:style-name="T19"> fixed; //</text:span><text:span text:style-name="T20">arrays are passed in with SIZE as # of rows for </text:span></text:p>
      <text:p text:style-name="P2">    <text:span text:style-name="T19">cout </text:span><text:span text:style-name="T14">&lt;&lt;</text:span><text:span text:style-name="T19"> </text:span><text:span text:style-name="T6">"Class average: "</text:span><text:span text:style-name="T19"> </text:span><text:span text:style-name="T14">&lt;&lt;</text:span><text:span text:style-name="T19"> classAvg </text:span><text:span text:style-name="T14">&lt;&lt;</text:span><text:span text:style-name="T19"> endl; <text:s/>//</text:span><text:span text:style-name="T20">both</text:span></text:p>
      <text:p text:style-name="P2">    <text:span text:style-name="T4">for</text:span><text:span text:style-name="T19"> (</text:span><text:span text:style-name="T8">int</text:span><text:span text:style-name="T19"> i </text:span><text:span text:style-name="T14">=</text:span><text:span text:style-name="T19"> </text:span><text:span text:style-name="T17">0</text:span><text:span text:style-name="T19">; i </text:span><text:span text:style-name="T14">&lt;</text:span><text:span text:style-name="T17">10</text:span><text:span text:style-name="T19">; i</text:span><text:span text:style-name="T14">++</text:span><text:span text:style-name="T19">){</text:span></text:p>
      <text:p text:style-name="P2">      <text:span text:style-name="T19">cout </text:span><text:span text:style-name="T14">&lt;&lt;</text:span><text:span text:style-name="T19"> names[i] </text:span><text:span text:style-name="T14">&lt;&lt;</text:span><text:span text:style-name="T19"> </text:span><text:span text:style-name="T6">" "</text:span><text:span text:style-name="T19">;</text:span></text:p>
      <text:p text:style-name="P2">      <text:span text:style-name="T4">for</text:span><text:span text:style-name="T19">(</text:span><text:span text:style-name="T8">int</text:span><text:span text:style-name="T19"> j </text:span><text:span text:style-name="T14">=</text:span><text:span text:style-name="T19"> </text:span><text:span text:style-name="T17">0</text:span><text:span text:style-name="T19">; j </text:span><text:span text:style-name="T14">&lt;</text:span><text:span text:style-name="T19"> </text:span><text:span text:style-name="T17">5</text:span><text:span text:style-name="T19">; j</text:span><text:span text:style-name="T14">++</text:span><text:span text:style-name="T19">) {</text:span></text:p>
      <text:p text:style-name="P2">        <text:span text:style-name="T19">cout </text:span><text:span text:style-name="T14">&lt;&lt;</text:span><text:span text:style-name="T19"> scores[i][j] </text:span><text:span text:style-name="T14">&lt;&lt;</text:span><text:span text:style-name="T19"> </text:span><text:span text:style-name="T6">" "</text:span><text:span text:style-name="T19">;</text:span></text:p>
      <text:p text:style-name="P2">      <text:span text:style-name="T19">}</text:span></text:p>
      <text:p text:style-name="P2">      <text:span text:style-name="T19">cout </text:span><text:span text:style-name="T14">&lt;&lt;</text:span><text:span text:style-name="T19"> endl;</text:span></text:p>
      <text:p text:style-name="P2">    <text:span text:style-name="T19">}</text:span></text:p>
      <text:p text:style-name="P1">}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7:18:09.678000000</meta:creation-date>
    <dc:date>2020-04-01T17:26:14.158000000</dc:date>
    <meta:editing-duration>PT8M5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63" meta:word-count="312" meta:character-count="2030" meta:non-whitespace-character-count="1540"/>
  </office:meta>
</office:document-meta>
</file>